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81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1.75cm" fo:min-width="16.5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639cm" fo:min-width="8.136cm"/>
    </style:style>
    <style:style style:name="gr6" style:family="graphic" style:parent-style-name="standard">
      <style:graphic-properties draw:textarea-horizontal-align="justify" draw:textarea-vertical-align="middle" draw:auto-grow-height="false" fo:min-height="1.274cm" fo:min-width="3.18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5.846cm" fo:min-width="15.248cm"/>
    </style:style>
    <style:style style:name="gr10" style:family="graphic" style:parent-style-name="standard">
      <style:graphic-properties draw:textarea-horizontal-align="justify" draw:textarea-vertical-align="middle" draw:auto-grow-height="false" fo:min-height="0.766cm" fo:min-width="9.787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66cm" fo:min-width="9.914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528cm" fo:min-width="2.54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4.8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196cm" fo:min-width="3.686cm"/>
    </style:style>
    <style:style style:name="gr16" style:family="graphic" style:parent-style-name="standard">
      <style:graphic-properties draw:textarea-horizontal-align="justify" draw:textarea-vertical-align="middle" draw:auto-grow-height="false" fo:min-height="1.314cm" fo:min-width="1.374cm"/>
    </style:style>
    <style:style style:name="gr17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729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512cm" fo:min-width="19.0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7.822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909cm" fo:min-width="14.35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6.481cm" fo:min-width="8.263cm"/>
    </style:style>
    <style:style style:name="gr25" style:family="graphic" style:parent-style-name="standard">
      <style:graphic-properties draw:textarea-horizontal-align="justify" draw:textarea-vertical-align="middle" draw:auto-grow-height="false" fo:min-height="1.401cm" fo:min-width="3.18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2.37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9.244cm"/>
      <style:paragraph-properties style:writing-mode="lr-tb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1.164cm" fo:min-width="0.914cm"/>
    </style:style>
    <style:style style:name="gr29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30" style:family="graphic" style:parent-style-name="standard">
      <style:graphic-properties draw:fill="solid" draw:fill-color="#b4c7dc" draw:textarea-horizontal-align="justify" draw:textarea-vertical-align="middle" draw:auto-grow-height="false" fo:min-height="4.068cm" fo:min-width="4.739cm"/>
    </style:style>
    <style:style style:name="gr31" style:family="graphic" style:parent-style-name="standard">
      <style:graphic-properties draw:stroke="none" svg:stroke-color="#000000" draw:fill="none" draw:fill-color="#ffffff" fo:min-height="3.941cm"/>
      <style:paragraph-properties style:writing-mode="lr-tb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fo:min-height="3.306cm"/>
      <style:paragraph-properties style:writing-mode="lr-tb"/>
    </style:style>
    <style:style style:name="gr34" style:family="graphic" style:parent-style-name="standard">
      <style:graphic-properties draw:fill="solid" draw:fill-color="#b4c7dc" draw:textarea-horizontal-align="justify" draw:textarea-vertical-align="middle" draw:auto-grow-height="false" fo:min-height="3.179cm" fo:min-width="4.739cm"/>
    </style:style>
    <style:style style:name="gr35" style:family="graphic" style:parent-style-name="standard">
      <style:graphic-properties draw:stroke="none" svg:stroke-color="#000000" draw:fill="none" draw:fill-color="#ffffff" fo:min-height="3.052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7.694cm" fo:min-width="3.596cm"/>
    </style:style>
    <style:style style:name="gr37" style:family="graphic" style:parent-style-name="standard">
      <style:graphic-properties draw:stroke="none" svg:stroke-color="#000000" draw:fill="none" draw:fill-color="#ffffff" fo:min-height="2.83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893cm" fo:min-width="2.929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1.148cm" fo:min-width="7.629cm" fo:wrap-option="no-wrap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4.773cm" fo:min-width="3.596cm"/>
    </style:style>
    <style:style style:name="P1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="none"/>
      <style:paragraph-properties fo:margin-left="0cm" fo:margin-right="0cm" fo:text-align="center" fo:text-indent="0cm"/>
    </style:style>
    <style:style style:name="P4" style:family="paragraph">
      <loext:graphic-properties draw:fill="solid"/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 style:writing-mode="lr-tb"/>
      <style:text-properties fo:font-size="18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  <style:paragraph-properties style:writing-mode="lr-tb"/>
      <style:text-properties fo:color="#ffffff"/>
    </style:style>
    <style:style style:name="P8" style:family="paragraph">
      <loext:graphic-properties draw:fill="none" draw:fill-color="#ffffff"/>
      <style:paragraph-properties fo:margin-left="0cm" fo:margin-right="0cm" fo:text-indent="0cm" style:writing-mode="lr-tb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fo:margin-left="0cm" fo:margin-right="0cm" fo:text-indent="0cm" style:writing-mode="lr-tb"/>
      <style:text-properties fo:color="#ffffff" fo:font-size="18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style:paragraph-properties fo:text-align="center"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19" style:family="paragraph">
      <loext:graphic-properties draw:fill="solid" draw:fill-color="#b4c7dc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1" style:family="paragraph">
      <style:text-properties fo:font-size="18pt"/>
    </style:style>
    <style:style style:name="P22" style:family="paragraph">
      <loext:graphic-properties draw:fill="none" draw:fill-color="#ffffff"/>
      <style:paragraph-properties style:writing-mode="lr-tb"/>
      <style:text-properties fo:color="#ffffff" fo:font-size="18pt"/>
    </style:style>
    <style:style style:name="P23" style:family="paragraph">
      <style:text-properties fo:font-size="14pt"/>
    </style:style>
    <style:style style:name="P24" style:family="paragraph">
      <loext:graphic-properties draw:fill="none" draw:fill-color="#ffffff"/>
    </style:style>
    <style:style style:name="P25" style:family="paragraph">
      <style:paragraph-properties fo:text-align="center"/>
      <style:text-properties fo:font-size="10pt" style:font-size-asian="10pt" style:font-size-complex="10pt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8pt"/>
    </style:style>
    <style:style style:name="T2" style:family="text">
      <style:text-properties fo:color="#ffffff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color="#ffffff" fo:font-size="1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inlog_kr_page" draw:style-name="dp1" draw:master-page-name="Default">
        <draw:frame draw:style-name="gr1" draw:text-style-name="P1" draw:layer="layout" svg:width="4.064cm" svg:height="4.064cm" svg:x="14.462cm" svg:y="15.732cm">
          <draw:text-box>
            <text:p><text:span text:style-name="T1">Registreer en help de community!</text:span></text:p>
          </draw:text-box>
        </draw:frame>
        <draw:custom-shape draw:style-name="gr2" draw:text-style-name="P2" draw:layer="layout" svg:width="0.127cm" svg:height="0.001cm" svg:x="19.161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7cm" svg:height="12cm" svg:x="2.397cm" svg:y="11.987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4.589cm" svg:y1="12.049cm" svg:x2="14.604cm" svg:y2="24.114cm">
          <text:p/>
        </draw:line>
        <draw:custom-shape draw:style-name="gr5" draw:text-style-name="P2" draw:layer="layout" svg:width="8.636cm" svg:height="0.889cm" svg:x="3.159cm" svg:y="13.8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636cm" svg:height="0.889cm" svg:x="3.159cm" svg:y="15.8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636cm" svg:height="0.889cm" svg:x="3.159cm" svg:y="17.6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636cm" svg:height="0.889cm" svg:x="3.159cm" svg:y="19.5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636cm" svg:height="0.889cm" svg:x="3.032cm" svg:y="21.3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683cm" svg:height="1.524cm" svg:x="15.097cm" svg:y="22.082cm">
          <text:p text:style-name="P5"><text:span text:style-name="T1">Register</text:span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2.547cm" svg:height="0.962cm" svg:x="3.032cm" svg:y="12.811cm">
          <draw:text-box>
            <text:p text:style-name="P6"><text:span text:style-name="T1">Naam: </text:span></text:p>
          </draw:text-box>
        </draw:frame>
        <draw:frame draw:style-name="gr8" draw:text-style-name="P1" draw:layer="layout" svg:width="4.064cm" svg:height="0.962cm" svg:x="2.778cm" svg:y="14.97cm">
          <draw:text-box>
            <text:p><text:span text:style-name="T1">Voornaam: </text:span></text:p>
          </draw:text-box>
        </draw:frame>
        <draw:custom-shape draw:style-name="gr9" draw:text-style-name="P3" draw:layer="layout" svg:width="15.748cm" svg:height="6.096cm" svg:x="2.905cm" svg:y="3.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0.287cm" svg:height="1.016cm" svg:x="3.54cm" svg:y="4.683cm">
          <text:p text:style-name="P5"><text:span text:style-name="T1">E-mail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0.414cm" svg:height="1.016cm" svg:x="3.413cm" svg:y="7.096cm">
          <text:p text:style-name="P5"><text:span text:style-name="T1">Wachtwoord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048cm" svg:height="1.778cm" svg:x="15.224cm" svg:y="5.572cm">
          <text:p text:style-name="P5"><text:span text:style-name="T1">Log in</text:span></text:p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7.874cm" svg:height="5.08cm" svg:x="4.556cm" svg:y="-6.112cm">
          <draw:text-box>
            <text:p><text:span text:style-name="T2">Kunnen koeriers meerde jobs doen? Ja</text:span></text:p>
          </draw:text-box>
        </draw:frame>
      </draw:page>
      <draw:page draw:name="kr_page" draw:style-name="dp1" draw:master-page-name="Default">
        <draw:frame draw:style-name="gr8" draw:text-style-name="P1" draw:layer="layout" svg:width="2.667cm" svg:height="0.962cm" svg:x="1.508cm" svg:y="2.778cm">
          <draw:text-box>
            <text:p><text:span text:style-name="T1">Brood</text:span></text:p>
          </draw:text-box>
        </draw:frame>
        <draw:frame draw:style-name="gr8" draw:text-style-name="P1" draw:layer="layout" svg:width="3.302cm" svg:height="0.962cm" svg:x="1.381cm" svg:y="12.811cm">
          <draw:text-box>
            <text:p><text:span text:style-name="T1">Vlees</text:span></text:p>
          </draw:text-box>
        </draw:frame>
        <draw:frame draw:style-name="gr14" draw:text-style-name="P1" draw:layer="layout" svg:width="2.667cm" svg:height="1.524cm" svg:x="1.381cm" svg:y="19.288cm">
          <draw:text-box>
            <text:p><text:span text:style-name="T1">Drank</text:span></text:p>
          </draw:text-box>
        </draw:frame>
        <draw:custom-shape draw:style-name="gr15" draw:text-style-name="P2" draw:layer="layout" svg:width="4.318cm" svg:height="2.578cm" svg:x="1.508cm" svg:y="5.153cm">
          <text:p/>
          <draw:enhanced-geometry svg:viewBox="0 0 21600 21600" draw:path-stretchpoint-x="10800" draw:path-stretchpoint-y="10800" draw:text-areas="?f3 ?f4 ?f5 ?f6" draw:type="round-rectangle" draw:modifiers="1901.449275362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2.65cm" svg:height="2.21cm" svg:x="2.293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cm" svg:y1="3.54cm" svg:x2="20.59cm" svg:y2="3.54cm">
          <text:p/>
        </draw:line>
        <draw:custom-shape draw:style-name="gr15" draw:text-style-name="P2" draw:layer="layout" svg:width="4.318cm" svg:height="2.578cm" svg:x="6.334cm" svg:y="5.153cm">
          <text:p/>
          <draw:enhanced-geometry svg:viewBox="0 0 21600 21600" draw:path-stretchpoint-x="10800" draw:path-stretchpoint-y="10800" draw:text-areas="?f3 ?f4 ?f5 ?f6" draw:type="round-rectangle" draw:modifiers="1901.449275362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2.65cm" svg:height="2.21cm" svg:x="7.119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4.318cm" svg:height="2.578cm" svg:x="15.859cm" svg:y="5.153cm">
          <text:p/>
          <draw:enhanced-geometry svg:viewBox="0 0 21600 21600" draw:path-stretchpoint-x="10800" draw:path-stretchpoint-y="10800" draw:text-areas="?f3 ?f4 ?f5 ?f6" draw:type="round-rectangle" draw:modifiers="1901.449275362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2.65cm" svg:height="2.21cm" svg:x="16.644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4.318cm" svg:height="2.578cm" svg:x="11.161cm" svg:y="5.154cm">
          <text:p/>
          <draw:enhanced-geometry svg:viewBox="0 0 21600 21600" draw:path-stretchpoint-x="10800" draw:path-stretchpoint-y="10800" draw:text-areas="?f3 ?f4 ?f5 ?f6" draw:type="round-rectangle" draw:modifiers="1901.449275362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2.65cm" svg:height="2.21cm" svg:x="11.946cm" svg:y="4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4.318cm" svg:height="2.578cm" svg:x="1.635cm" svg:y="9.217cm">
          <text:p/>
          <draw:enhanced-geometry svg:viewBox="0 0 21600 21600" draw:path-stretchpoint-x="10800" draw:path-stretchpoint-y="10800" draw:text-areas="?f3 ?f4 ?f5 ?f6" draw:type="round-rectangle" draw:modifiers="1901.449275362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2.65cm" svg:height="2.21cm" svg:x="2.42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4.572cm" svg:height="1.433cm" svg:x="1.508cm" svg:y="6.425cm">
          <draw:text-box>
            <text:p><text:span text:style-name="T3">TheBakery</text:span></text:p>
            <text:p><text:span text:style-name="T4">This place somewhere</text:span></text:p>
          </draw:text-box>
        </draw:frame>
        <draw:line draw:style-name="gr4" draw:text-style-name="P4" draw:layer="layout" svg:x1="1cm" svg:y1="13.7cm" svg:x2="20.59cm" svg:y2="13.7cm">
          <text:p/>
        </draw:line>
        <draw:custom-shape draw:style-name="gr15" draw:text-style-name="P2" draw:layer="layout" svg:width="4.318cm" svg:height="2.578cm" svg:x="1.508cm" svg:y="15.313cm">
          <text:p/>
          <draw:enhanced-geometry svg:viewBox="0 0 21600 21600" draw:path-stretchpoint-x="10800" draw:path-stretchpoint-y="10800" draw:text-areas="?f3 ?f4 ?f5 ?f6" draw:type="round-rectangle" draw:modifiers="1901.449275362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2.65cm" svg:height="2.21cm" svg:x="2.293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4.572cm" svg:height="1.433cm" svg:x="1.508cm" svg:y="16.585cm">
          <draw:text-box>
            <text:p><text:span text:style-name="T3">TheBUtcher</text:span></text:p>
            <text:p><text:span text:style-name="T4">This place somewhere</text:span></text:p>
          </draw:text-box>
        </draw:frame>
        <draw:custom-shape draw:style-name="gr15" draw:text-style-name="P2" draw:layer="layout" svg:width="4.318cm" svg:height="2.578cm" svg:x="6.08cm" svg:y="15.313cm">
          <text:p/>
          <draw:enhanced-geometry svg:viewBox="0 0 21600 21600" draw:path-stretchpoint-x="10800" draw:path-stretchpoint-y="10800" draw:text-areas="?f3 ?f4 ?f5 ?f6" draw:type="round-rectangle" draw:modifiers="1901.449275362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2.65cm" svg:height="2.21cm" svg:x="6.865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4.572cm" svg:height="1.433cm" svg:x="6.08cm" svg:y="16.585cm">
          <draw:text-box>
            <text:p><text:span text:style-name="T3"/></text:p>
            <text:p><text:span text:style-name="T4">This place somewhere</text:span></text:p>
          </draw:text-box>
        </draw:frame>
        <draw:custom-shape draw:style-name="gr15" draw:text-style-name="P2" draw:layer="layout" svg:width="4.318cm" svg:height="2.578cm" svg:x="10.652cm" svg:y="15.186cm">
          <text:p/>
          <draw:enhanced-geometry svg:viewBox="0 0 21600 21600" draw:path-stretchpoint-x="10800" draw:path-stretchpoint-y="10800" draw:text-areas="?f3 ?f4 ?f5 ?f6" draw:type="round-rectangle" draw:modifiers="1901.449275362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2.65cm" svg:height="2.21cm" svg:x="11.437cm" svg:y="14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4.572cm" svg:height="1.433cm" svg:x="10.652cm" svg:y="16.458cm">
          <draw:text-box>
            <text:p><text:span text:style-name="T3"/></text:p>
            <text:p><text:span text:style-name="T4">This place somewhere</text:span></text:p>
          </draw:text-box>
        </draw:frame>
        <draw:line draw:style-name="gr4" draw:text-style-name="P4" draw:layer="layout" svg:x1="1cm" svg:y1="20.05cm" svg:x2="20.685cm" svg:y2="20.05cm">
          <text:p/>
        </draw:line>
        <draw:custom-shape draw:style-name="gr15" draw:text-style-name="P2" draw:layer="layout" svg:width="4.318cm" svg:height="2.578cm" svg:x="1.508cm" svg:y="21.409cm">
          <text:p/>
          <draw:enhanced-geometry svg:viewBox="0 0 21600 21600" draw:path-stretchpoint-x="10800" draw:path-stretchpoint-y="10800" draw:text-areas="?f3 ?f4 ?f5 ?f6" draw:type="round-rectangle" draw:modifiers="1901.449275362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2.65cm" svg:height="2.21cm" svg:x="2.293cm" svg:y="20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4.572cm" svg:height="1.433cm" svg:x="1.508cm" svg:y="22.681cm">
          <draw:text-box>
            <text:p><text:span text:style-name="T3">BOOOze</text:span></text:p>
            <text:p><text:span text:style-name="T4">This place somewhere</text:span></text:p>
          </draw:text-box>
        </draw:frame>
        <draw:frame draw:style-name="gr17" draw:text-style-name="P8" draw:layer="layout" svg:width="4.572cm" svg:height="1.433cm" svg:x="1.635cm" svg:y="10.398cm">
          <draw:text-box>
            <text:p><text:span text:style-name="T3"/></text:p>
            <text:p><text:span text:style-name="T4">This place somewhere</text:span></text:p>
          </draw:text-box>
        </draw:frame>
        <draw:frame draw:style-name="gr17" draw:text-style-name="P8" draw:layer="layout" svg:width="4.572cm" svg:height="1.433cm" svg:x="6.334cm" svg:y="6.298cm">
          <draw:text-box>
            <text:p><text:span text:style-name="T3"/></text:p>
            <text:p><text:span text:style-name="T4">This place somewhere</text:span></text:p>
          </draw:text-box>
        </draw:frame>
        <draw:frame draw:style-name="gr17" draw:text-style-name="P8" draw:layer="layout" svg:width="4.572cm" svg:height="1.433cm" svg:x="11.16cm" svg:y="6.298cm">
          <draw:text-box>
            <text:p><text:span text:style-name="T3"/></text:p>
            <text:p><text:span text:style-name="T4">This place somewhere</text:span></text:p>
          </draw:text-box>
        </draw:frame>
        <draw:frame draw:style-name="gr17" draw:text-style-name="P8" draw:layer="layout" svg:width="4.572cm" svg:height="1.433cm" svg:x="15.859cm" svg:y="6.298cm">
          <draw:text-box>
            <text:p><text:span text:style-name="T3"/></text:p>
            <text:p><text:span text:style-name="T4">This place somewhere</text:span></text:p>
          </draw:text-box>
        </draw:frame>
        <draw:frame draw:style-name="gr18" draw:text-style-name="P9" draw:layer="layout" svg:width="11.229cm" svg:height="1.673cm" svg:x="2.397cm" svg:y="-3.191cm">
          <draw:text-box>
            <text:p text:style-name="P6"><text:span text:style-name="T5">NOTE: deze bol+square zijn clickable!</text:span></text:p>
            <text:p text:style-name="P6"><text:span text:style-name="T5">Wordt naar zelfstandige</text:span></text:p>
          </draw:text-box>
        </draw:frame>
        <draw:custom-shape draw:style-name="gr19" draw:text-style-name="P10" draw:layer="layout" svg:width="19.59cm" svg:height="0.762cm" svg:x="1cm" svg:y="1cm">
          <text:p/>
          <draw:enhanced-geometry svg:viewBox="0 0 21600 21600" draw:type="rectangle" draw:enhanced-path="M 0 0 L 21600 0 21600 21600 0 21600 0 0 Z N"/>
        </draw:custom-shape>
        <draw:frame draw:style-name="gr20" draw:text-style-name="P11" draw:layer="layout" svg:width="1.315cm" svg:height="0.962cm" svg:x="19.415cm" svg:y="0.927cm">
          <draw:text-box>
            <text:p><text:span text:style-name="T1">PF</text:span></text:p>
          </draw:text-box>
        </draw:frame>
      </draw:page>
      <draw:page draw:name="onderneming_kr_page" draw:style-name="dp1" draw:master-page-name="Default">
        <draw:custom-shape draw:style-name="gr19" draw:text-style-name="P10" draw:layer="layout" svg:width="19.59cm" svg:height="0.762cm" svg:x="1cm" svg:y="1cm">
          <text:p/>
          <draw:enhanced-geometry svg:viewBox="0 0 21600 21600" draw:type="rectangle" draw:enhanced-path="M 0 0 L 21600 0 21600 21600 0 21600 0 0 Z N"/>
        </draw:custom-shape>
        <draw:frame draw:style-name="gr20" draw:text-style-name="P11" draw:layer="layout" svg:width="1.315cm" svg:height="0.962cm" svg:x="19.415cm" svg:y="0.927cm">
          <draw:text-box>
            <text:p><text:span text:style-name="T1">PF</text:span></text:p>
          </draw:text-box>
        </draw:frame>
        <draw:frame draw:style-name="gr21" draw:text-style-name="P11" draw:layer="layout" svg:width="11.684cm" svg:height="8.072cm" svg:x="1.762cm" svg:y="2.524cm">
          <draw:text-box>
            <text:p><text:span text:style-name="T1">Ondernemingsnaam</text:span></text:p>
            <text:p><text:span text:style-name="T1"/></text:p>
            <text:p><text:span text:style-name="T1">Locatie</text:span></text:p>
            <text:p><text:span text:style-name="T1"/></text:p>
            <text:p><text:span text:style-name="T1">E-mail</text:span></text:p>
            <text:p><text:span text:style-name="T1"/></text:p>
            <text:p><text:span text:style-name="T1">Openingsuren</text:span></text:p>
            <text:p><text:span text:style-name="T1"/></text:p>
            <text:p><text:span text:style-name="T1">Korte info over wat aan huis geleverd </text:span></text:p>
            <text:p><text:span text:style-name="T1">wordt en eventueel tot waar. </text:span></text:p>
            <text:p><text:span text:style-name="T1"/></text:p>
          </draw:text-box>
        </draw:frame>
        <draw:custom-shape draw:style-name="gr22" draw:text-style-name="P12" draw:layer="layout" svg:width="14.859cm" svg:height="2.159cm" svg:x="3.366cm" svg:y="10.779cm">
          <text:p text:style-name="P12"><text:span text:style-name="T1">Bel en bestel via het nummer: 0412345678</text:span></text:p>
          <draw:enhanced-geometry svg:viewBox="0 0 21600 21600" draw:type="rectangle" draw:enhanced-path="M 0 0 L 21600 0 21600 21600 0 21600 0 0 Z N"/>
        </draw:custom-shape>
        <draw:frame draw:style-name="gr23" draw:text-style-name="P13" draw:layer="layout" svg:width="9.398cm" svg:height="3.806cm" svg:x="2.143cm" svg:y="13.192cm">
          <draw:text-box>
            <text:p><text:span text:style-name="T6">Help deze onderneming!</text:span></text:p>
            <text:p><text:span text:style-name="T7">Motiveer jezelf waarom je deze onderneming wilt helpen en hoe: </text:span></text:p>
            <text:p><text:span text:style-name="T7"/></text:p>
          </draw:text-box>
        </draw:frame>
        <draw:custom-shape draw:style-name="gr24" draw:text-style-name="P14" draw:layer="layout" svg:width="8.763cm" svg:height="6.731cm" svg:x="2.524cm" svg:y="16.49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3.683cm" svg:height="1.651cm" svg:x="2.651cm" svg:y="23.987cm">
          <text:p text:style-name="P15">Verstuur</text:p>
          <draw:enhanced-geometry svg:viewBox="0 0 21600 21600" draw:type="rectangle" draw:enhanced-path="M 0 0 L 21600 0 21600 21600 0 21600 0 0 Z N"/>
        </draw:custom-shape>
        <draw:frame draw:style-name="gr26" draw:text-style-name="P16" draw:layer="layout" svg:width="10.16cm" svg:height="2.621cm" svg:x="7.985cm" svg:y="24.368cm">
          <draw:text-box>
            <text:p><text:span text:style-name="T8">Wat doet dit?</text:span></text:p>
            <text:p><text:span text:style-name="T8">Hiermee stuur je een melding naar de onderneming met je E-mail, gsm, naam, leeftijd en motivatie. De onderneming laat je dan weten of belt je op of je kan helpen of niet.</text:span></text:p>
          </draw:text-box>
        </draw:frame>
        <draw:frame draw:style-name="gr8" draw:text-style-name="P17" draw:layer="layout" svg:width="4.064cm" svg:height="0.962cm" svg:x="1cm" svg:y="1cm">
          <draw:text-box>
            <text:p>Terug</text:p>
          </draw:text-box>
        </draw:frame>
      </draw:page>
      <draw:page draw:name="pf_kr_page" draw:style-name="dp1" draw:master-page-name="Default">
        <draw:custom-shape draw:style-name="gr19" draw:text-style-name="P10" draw:layer="layout" svg:width="19.59cm" svg:height="0.762cm" svg:x="1cm" svg:y="1.001cm">
          <text:p/>
          <draw:enhanced-geometry svg:viewBox="0 0 21600 21600" draw:type="rectangle" draw:enhanced-path="M 0 0 L 21600 0 21600 21600 0 21600 0 0 Z N"/>
        </draw:custom-shape>
        <draw:frame draw:style-name="gr20" draw:text-style-name="P11" draw:layer="layout" svg:width="1.315cm" svg:height="0.962cm" svg:x="19.415cm" svg:y="0.928cm">
          <draw:text-box>
            <text:p><text:span text:style-name="T1">PF</text:span></text:p>
          </draw:text-box>
        </draw:frame>
        <draw:frame draw:style-name="gr8" draw:text-style-name="P17" draw:layer="layout" svg:width="4.064cm" svg:height="0.962cm" svg:x="1cm" svg:y="1.001cm">
          <draw:text-box>
            <text:p>Terug</text:p>
          </draw:text-box>
        </draw:frame>
        <draw:frame draw:style-name="gr27" draw:text-style-name="P17" draw:layer="layout" svg:width="10.033cm" svg:height="9.494cm" svg:x="1.89cm" svg:y="2.779cm">
          <draw:text-box>
            <text:p>Volledige naam</text:p>
            <text:p/>
            <text:p>Adres</text:p>
            <text:p/>
            <text:p>Leeftijd</text:p>
            <text:p/>
            <text:p>Gsmnr</text:p>
            <text:p/>
            <text:p>E-mail</text:p>
            <text:p/>
            <text:p>Jobs: </text:p>
            <text:p/>
            <text:p/>
          </draw:text-box>
        </draw:frame>
        <draw:custom-shape draw:style-name="gr15" draw:text-style-name="P2" draw:layer="layout" svg:width="4.318cm" svg:height="2.578cm" svg:x="2.143cm" svg:y="12.646cm">
          <text:p/>
          <draw:enhanced-geometry svg:viewBox="0 0 21600 21600" draw:path-stretchpoint-x="10800" draw:path-stretchpoint-y="10800" draw:text-areas="?f3 ?f4 ?f5 ?f6" draw:type="round-rectangle" draw:modifiers="1901.449275362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2.65cm" svg:height="2.21cm" svg:x="2.928cm" svg:y="11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4.572cm" svg:height="1.433cm" svg:x="2.143cm" svg:y="13.918cm">
          <draw:text-box>
            <text:p><text:span text:style-name="T3">TheBakery</text:span></text:p>
            <text:p><text:span text:style-name="T4">This place somewhere</text:span></text:p>
          </draw:text-box>
        </draw:frame>
        <draw:custom-shape draw:style-name="gr28" draw:text-style-name="P14" draw:layer="layout" svg:width="2cm" svg:height="2cm" svg:x="7.604cm" svg:y="12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.778cm" svg:height="1.397cm" svg:x="7.731cm" svg:y="13.097cm">
          <draw:text-box>
            <text:p text:style-name="P10"><text:span text:style-name="T3">+</text:span></text:p>
            <text:p text:style-name="P10"><text:span text:style-name="T3">Job</text:span></text:p>
          </draw:text-box>
        </draw:frame>
        <draw:custom-shape draw:style-name="gr30" draw:text-style-name="P19" draw:layer="layout" svg:width="5.239cm" svg:height="4.318cm" svg:x="15.351cm" svg:y="1.762cm">
          <text:p/>
          <draw:enhanced-geometry svg:viewBox="0 0 21600 21600" draw:type="rectangle" draw:enhanced-path="M 0 0 L 21600 0 21600 21600 0 21600 0 0 Z N"/>
        </draw:custom-shape>
        <draw:frame draw:style-name="gr31" draw:text-style-name="P20" draw:layer="layout" svg:width="5.239cm" svg:height="4.191cm" svg:x="15.351cm" svg:y="1.762cm">
          <draw:text-box>
            <text:p><text:span text:style-name="T9">Bekijk Profiel (DIT)</text:span></text:p>
            <text:p><text:span text:style-name="T9"/></text:p>
            <text:p><text:span text:style-name="T9">Pas profiel aan (dit maar met invulvakjes)</text:span></text:p>
            <text:p><text:span text:style-name="T9"/></text:p>
            <text:p><text:span text:style-name="T9">Meldingen</text:span></text:p>
          </draw:text-box>
        </draw:frame>
        <draw:line draw:style-name="gr32" draw:text-style-name="P14" draw:layer="layout" svg:x1="15.351cm" svg:y1="4.937cm" svg:x2="20.59cm" svg:y2="4.937cm">
          <text:p/>
        </draw:line>
        <draw:line draw:style-name="gr32" draw:text-style-name="P14" draw:layer="layout" svg:x1="15.351cm" svg:y1="2.778cm" svg:x2="20.59cm" svg:y2="2.778cm">
          <text:p/>
        </draw:line>
      </draw:page>
      <draw:page draw:name="meldingen_pf_kr_pagina" draw:style-name="dp1" draw:master-page-name="Default">
        <draw:custom-shape draw:style-name="gr19" draw:text-style-name="P10" draw:layer="layout" svg:width="19.59cm" svg:height="0.762cm" svg:x="1cm" svg:y="1.001cm">
          <text:p/>
          <draw:enhanced-geometry svg:viewBox="0 0 21600 21600" draw:type="rectangle" draw:enhanced-path="M 0 0 L 21600 0 21600 21600 0 21600 0 0 Z N"/>
        </draw:custom-shape>
        <draw:frame draw:style-name="gr20" draw:text-style-name="P11" draw:layer="layout" svg:width="1.315cm" svg:height="0.962cm" svg:x="19.415cm" svg:y="0.928cm">
          <draw:text-box>
            <text:p text:style-name="P21"><text:span text:style-name="T1">PF</text:span></text:p>
          </draw:text-box>
        </draw:frame>
        <draw:frame draw:style-name="gr8" draw:text-style-name="P11" draw:layer="layout" svg:width="4.064cm" svg:height="0.962cm" svg:x="1cm" svg:y="1.001cm">
          <draw:text-box>
            <text:p text:style-name="P21">Terug</text:p>
          </draw:text-box>
        </draw:frame>
        <draw:frame draw:style-name="gr33" draw:text-style-name="P22" draw:layer="layout" svg:width="4.191cm" svg:height="3.556cm" svg:x="4.937cm" svg:y="-5.35cm">
          <draw:text-box>
            <text:p text:style-name="P21"><text:span text:style-name="T2">+ koerier gaat terug naar z_pagina</text:span></text:p>
          </draw:text-box>
        </draw:frame>
        <draw:custom-shape draw:style-name="gr34" draw:text-style-name="P19" draw:layer="layout" svg:width="5.239cm" svg:height="3.429cm" svg:x="15.351cm" svg:y="1.762cm">
          <text:p/>
          <draw:enhanced-geometry svg:viewBox="0 0 21600 21600" draw:type="rectangle" draw:enhanced-path="M 0 0 L 21600 0 21600 21600 0 21600 0 0 Z N"/>
        </draw:custom-shape>
        <draw:frame draw:style-name="gr35" draw:text-style-name="P20" draw:layer="layout" svg:width="5.239cm" svg:height="3.302cm" svg:x="15.351cm" svg:y="1.762cm">
          <draw:text-box>
            <text:p text:style-name="P23"><text:span text:style-name="T9">Bekijk Profiel</text:span></text:p>
            <text:p text:style-name="P23"><text:span text:style-name="T9"/></text:p>
            <text:p text:style-name="P23"><text:span text:style-name="T9">Pas profiel aan </text:span></text:p>
            <text:p text:style-name="P23"><text:span text:style-name="T9"/></text:p>
            <text:p text:style-name="P23"><text:span text:style-name="T9">Meldingen (DIT)</text:span></text:p>
          </draw:text-box>
        </draw:frame>
        <draw:line draw:style-name="gr32" draw:text-style-name="P14" draw:layer="layout" svg:x1="15.351cm" svg:y1="3.794cm" svg:x2="20.59cm" svg:y2="3.794cm">
          <text:p/>
        </draw:line>
        <draw:line draw:style-name="gr32" draw:text-style-name="P14" draw:layer="layout" svg:x1="15.351cm" svg:y1="2.778cm" svg:x2="20.59cm" svg:y2="2.778cm">
          <text:p/>
        </draw:line>
        <draw:custom-shape draw:style-name="gr36" draw:text-style-name="P2" draw:layer="layout" svg:width="4.318cm" svg:height="8.166cm" svg:x="1.889cm" svg:y="5.534cm">
          <text:p/>
          <draw:enhanced-geometry svg:viewBox="0 0 21600 21600" draw:path-stretchpoint-x="10800" draw:path-stretchpoint-y="10800" draw:text-areas="?f3 ?f4 ?f5 ?f6" draw:type="round-rectangle" draw:modifiers="1901.449275362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2.65cm" svg:height="2.21cm" svg:x="2.674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8" draw:layer="layout" svg:width="4.572cm" svg:height="3.403cm" svg:x="1.889cm" svg:y="6.806cm">
          <draw:text-box>
            <text:p><text:span text:style-name="T3">Bedrijfsnaam</text:span></text:p>
            <text:p><text:span text:style-name="T4">This place somewhere</text:span></text:p>
            <text:p><text:span text:style-name="T4"/></text:p>
            <text:p><text:span text:style-name="T4">Hier komt de korte motivatie. Eventueel enkel een deel zodat dit niet te lang wordt. </text:span></text:p>
            <text:p><text:span text:style-name="T4"/></text:p>
          </draw:text-box>
        </draw:frame>
        <draw:frame draw:style-name="gr38" draw:text-style-name="P24" draw:layer="layout" svg:width="6.477cm" svg:height="1.016cm" svg:x="1.254cm" svg:y="3.032cm">
          <draw:text-box>
            <text:p>Job aanzoeken: </text:p>
          </draw:text-box>
        </draw:frame>
        <draw:custom-shape draw:style-name="gr39" draw:text-style-name="P10" draw:layer="layout" svg:width="3.429cm" svg:height="1.143cm" svg:x="2.27cm" svg:y="10.144cm">
          <text:p text:style-name="P10">Accepteer</text:p>
          <draw:enhanced-geometry svg:viewBox="0 0 21600 21600" draw:type="rectangle" draw:enhanced-path="M 0 0 L 21600 0 21600 21600 0 21600 0 0 Z N"/>
        </draw:custom-shape>
        <draw:custom-shape draw:style-name="gr39" draw:text-style-name="P10" draw:layer="layout" svg:width="3.429cm" svg:height="1.143cm" svg:x="2.27cm" svg:y="11.668cm">
          <text:p text:style-name="P10">Keer af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8.128cm" svg:height="1.397cm" svg:x="9.128cm" svg:y="10.398cm">
          <text:p/>
          <draw:enhanced-geometry svg:viewBox="0 0 21600 21600" draw:glue-points="10800 0 0 10800 10800 21600 21600 10800 ?f40 ?f41" draw:text-areas="0 0 21600 21600" draw:type="rectangular-callout" draw:modifiers="-7232.7715586173 7060.944206008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1" draw:text-style-name="P24" draw:layer="layout" svg:width="7.62cm" svg:height="1.433cm" svg:x="9.382cm" svg:y="10.398cm">
          <draw:text-box>
            <text:p text:style-name="P26"><text:span text:style-name="T3">Dit stuurt een meldig naar de onderneming dat u de job accepteerd. Verder contact opnemen is aangeraden</text:span></text:p>
          </draw:text-box>
        </draw:frame>
        <draw:custom-shape draw:style-name="gr40" draw:text-style-name="P25" draw:layer="layout" svg:width="8.128cm" svg:height="1.397cm" svg:x="9.128cm" svg:y="11.922cm">
          <text:p/>
          <draw:enhanced-geometry svg:viewBox="0 0 21600 21600" draw:glue-points="10800 0 0 10800 10800 21600 21600 10800 ?f40 ?f41" draw:text-areas="0 0 21600 21600" draw:type="rectangular-callout" draw:modifiers="-7232.7715586173 7060.944206008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1" draw:text-style-name="P24" draw:layer="layout" svg:width="7.62cm" svg:height="1.433cm" svg:x="9.382cm" svg:y="11.922cm">
          <draw:text-box>
            <text:p text:style-name="P26"><text:span text:style-name="T3">Dit stuurt een meldig naar de onderneming dat u de job niet accepteerd. Leg uit waarom niet</text:span></text:p>
          </draw:text-box>
        </draw:frame>
        <draw:frame draw:style-name="gr38" draw:text-style-name="P24" draw:layer="layout" svg:width="6.477cm" svg:height="1.016cm" svg:x="1.254cm" svg:y="15.478cm">
          <draw:text-box>
            <text:p>Job antwoorden: </text:p>
          </draw:text-box>
        </draw:frame>
        <draw:custom-shape draw:style-name="gr42" draw:text-style-name="P2" draw:layer="layout" svg:width="4.318cm" svg:height="5.245cm" svg:x="1.889cm" svg:y="17.345cm">
          <text:p/>
          <draw:enhanced-geometry svg:viewBox="0 0 21600 21600" draw:path-stretchpoint-x="10800" draw:path-stretchpoint-y="10800" draw:text-areas="?f3 ?f4 ?f5 ?f6" draw:type="round-rectangle" draw:modifiers="1901.449275362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2.65cm" svg:height="2.21cm" svg:x="2.674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8" draw:layer="layout" svg:width="4.572cm" svg:height="3.797cm" svg:x="1.889cm" svg:y="18.617cm">
          <draw:text-box>
            <text:p><text:span text:style-name="T3">Bedrijfsnaam</text:span></text:p>
            <text:p><text:span text:style-name="T4">This place somewhere</text:span></text:p>
            <text:p><text:span text:style-name="T4"/></text:p>
            <text:p><text:span text:style-name="T10">Onderneming heeft uw sollicitatie aanvaard / </text:span><text:span text:style-name="T11">Onderneming heeft uw sollicitatie afgewezen</text:span><text:span text:style-name="T4">. </text:span></text:p>
            <text:p><text:span text:style-name="T4"/></text:p>
            <text:p><text:span text:style-name="T11">Houd verder contac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10-20T23:41:36.093000000</meta:creation-date>
    <meta:generator>LibreOffice/6.4.1.2$Linux_X86_64 LibreOffice_project/40$Build-2</meta:generator>
    <dc:date>2020-03-23T15:03:41.942904185</dc:date>
    <meta:editing-duration>PT1H27M12S</meta:editing-duration>
    <meta:editing-cycles>11</meta:editing-cycles>
    <meta:document-statistic meta:object-count="97"/>
  </office:meta>
</office:document-meta>
</file>